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a"/>
    </style:style>
    <style:style style:name="Table2.C2" style:family="table-cell" style:data-style-name="N0">
      <style:table-cell-properties fo:padding-left="0.075in" fo:padding-right="0.075in" fo:padding-top="0in" fo:padding-bottom="0in" fo:border="0.5pt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fo:keep-together="auto"/>
    </style:style>
    <style:style style:name="Table3.A1" style:family="table-cell">
      <style:table-cell-properties fo:background-color="#ffffff" fo:padding-left="0.0069in" fo:padding-right="0.0069in" fo:padding-top="0in" fo:padding-bottom="0in" fo:border="0.5pt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fo:keep-together="auto"/>
    </style:style>
    <style:style style:name="Table5.A1" style:family="table-cell">
      <style:table-cell-properties fo:background-color="#ffffff" fo:padding-left="0.0069in" fo:padding-right="0.0069in" fo:padding-top="0in" fo:padding-bottom="0in" fo:border="0.5pt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fo:keep-together="auto"/>
    </style:style>
    <style:style style:name="Table7.A1" style:family="table-cell">
      <style:table-cell-properties fo:background-color="#ffffff" fo:padding-left="0.0069in" fo:padding-right="0.0069in" fo:padding-top="0in" fo:padding-bottom="0in" fo:border="0.5pt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6"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7" style:family="paragraph" style:parent-style-name="Standard">
      <style:paragraph-properties fo:margin-top="0in" fo:margin-bottom="0in" loext:contextual-spacing="false" fo:line-height="100%"/>
      <style:text-properties style:font-name="Pericles" fo:font-size="8pt" fo:font-weight="bold" style:font-size-asian="8pt" style:font-weight-asian="bold" style:font-size-complex="8pt"/>
    </style:style>
    <style:style style:name="P8" style:family="paragraph" style:parent-style-name="List_20_Paragraph" style:list-style-name="WWNum5">
      <style:text-properties style:font-name="Pericles" fo:font-size="10pt" style:font-size-asian="10pt" style:font-size-complex="12pt"/>
    </style:style>
    <style:style style:name="P9" style:family="paragraph" style:parent-style-name="List_20_Paragraph" style:list-style-name="WWNum4">
      <style:text-properties style:font-name="Pericles" fo:font-size="10pt" style:font-size-asian="10pt" style:font-size-complex="12pt"/>
    </style:style>
    <style:style style:name="P10" style:family="paragraph" style:parent-style-name="List_20_Paragraph" style:list-style-name="WWNum8">
      <style:text-properties style:font-name="Pericles" fo:font-size="10pt" style:font-size-asian="10pt" style:font-size-complex="12pt"/>
    </style:style>
    <style:style style:name="P11" style:family="paragraph" style:parent-style-name="List_20_Paragraph" style:list-style-name="WWNum9">
      <style:text-properties style:font-name="Pericles" fo:font-size="10pt" style:font-size-asian="10pt" style:font-size-complex="12pt"/>
    </style:style>
    <style:style style:name="P12" style:family="paragraph" style:parent-style-name="List_20_Paragraph" style:list-style-name="WWNum13">
      <style:text-properties style:font-name="Pericles" fo:font-size="10pt" style:font-size-asian="10pt" style:font-size-complex="12pt"/>
    </style:style>
    <style:style style:name="P13" style:family="paragraph" style:parent-style-name="List_20_Paragraph" style:list-style-name="WWNum15">
      <style:text-properties style:font-name="Pericles" fo:font-size="10pt" style:font-size-asian="10pt" style:font-size-complex="12pt"/>
    </style:style>
    <style:style style:name="P14" style:family="paragraph" style:parent-style-name="List_20_Paragraph" style:list-style-name="WWNum17">
      <style:text-properties style:font-name="Pericles" fo:font-size="10pt" style:font-size-asian="10pt" style:font-size-complex="12pt"/>
    </style:style>
    <style:style style:name="P15" style:family="paragraph" style:parent-style-name="List_20_Paragraph" style:list-style-name="WWNum9">
      <style:text-properties style:font-name="Pericles" fo:font-size="8pt" style:font-size-asian="8pt" style:font-size-complex="12pt"/>
    </style:style>
    <style:style style:name="P16" style:family="paragraph" style:parent-style-name="List_20_Paragraph" style:list-style-name="WWNum9"/>
    <style:style style:name="P17"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8" style:family="paragraph" style:parent-style-name="List_20_Paragraph" style:list-style-name="WWNum11">
      <style:paragraph-properties fo:margin-top="0in" fo:margin-bottom="0in" loext:contextual-spacing="false" fo:line-height="100%"/>
    </style:style>
    <style:style style:name="P19"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20" style:family="paragraph" style:parent-style-name="Standard" style:master-page-name="Standard">
      <style:paragraph-properties style:page-number="auto"/>
      <style:text-properties style:font-name="Pericles" fo:font-size="12pt" style:font-size-asian="12pt" style:font-size-complex="12pt"/>
    </style:style>
    <style:style style:name="P21" style:family="paragraph" style:parent-style-name="Standard" style:list-style-name="WWNum1"/>
    <style:style style:name="P22" style:family="paragraph" style:parent-style-name="Standard" style:list-style-name="WWNum6"/>
    <style:style style:name="P23" style:family="paragraph" style:parent-style-name="Standard" style:list-style-name="WWNum10"/>
    <style:style style:name="P24" style:family="paragraph" style:parent-style-name="Standard" style:list-style-name="WWNum12"/>
    <style:style style:name="P25" style:family="paragraph" style:parent-style-name="Standard" style:list-style-name="WWNum14"/>
    <style:style style:name="P26" style:family="paragraph" style:parent-style-name="Standard" style:list-style-name="WWNum16"/>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2"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style:style style:name="T18" style:family="text">
      <style:text-properties fo:font-weight="bold" style:font-weight-asian="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8">Gods of Anthis</text:span></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p>
            <text:list xml:id="list763534340" text:style-name="WWNum1">
              <text:list-item>
                <text:p text:style-name="P21"><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21"><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21"><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21"><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21"><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2738819055" text:style-name="WWNum4">
              <text:list-item>
                <text:p text:style-name="P9">Using the skills Craftsman, Herb Lore, Trade</text:p>
              </text:list-item>
              <text:list-item>
                <text:p text:style-name="P9">Doing farm work, or protecting a farm, homestead, or city</text:p>
              </text:list-item>
              <text:list-item>
                <text:p text:style-name="P9">Killing brigands, bandits or raiders</text:p>
              </text:list-item>
              <text:list-item>
                <text:p text:style-name="P9">Crossing or navigating a river</text:p>
              </text:list-item>
              <text:list-item>
                <text:p text:style-name="P9"><text:soft-page-break/>Participating in the construction of a community building</text:p>
              </text:list-item>
              <text:list-item>
                <text:p text:style-name="P9">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pell</text:p>
          </table:table-cell>
          <table:table-cell table:style-name="Table2.A1" office:value-type="string">
            <text:p text:style-name="P7">Time</text:p>
          </table:table-cell>
          <table:table-cell table:style-name="Table2.A1" office:value-type="string">
            <text:p text:style-name="P7">DL</text:p>
          </table:table-cell>
          <table:table-cell table:style-name="Table2.A1" office:value-type="string">
            <text:p text:style-name="P7">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C2" office:value-type="float" office:value="14">
            <text:p text:style-name="P6">14</text:p>
          </table:table-cell>
          <table:table-cell table:style-name="Table2.A1" office:value-type="string">
            <text:list xml:id="list592920334" text:style-name="WWNum11">
              <text:list-item>
                <text:p text:style-name="P17">Causes an unowned boat to appear in the next few minutes, either at the side of the river or gently floating down it</text:p>
              </text:list-item>
              <text:list-item>
                <text:p text:style-name="P17">The boat holds the priest and his party (up to a dozen people)</text:p>
              </text:list-item>
              <text:list-item>
                <text:p text:style-name="P17">Expenditure(1)</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C2" office:value-type="float" office:value="10">
            <text:p text:style-name="P6">10</text:p>
          </table:table-cell>
          <table:table-cell table:style-name="Table2.A1" office:value-type="string">
            <text:list xml:id="list122857373593236" text:continue-numbering="true" text:style-name="WWNum11">
              <text:list-item>
                <text:p text:style-name="P17">The target’s next crafting attempt is +2</text:p>
              </text:list-item>
            </text:list>
          </table:table-cell>
        </table:table-row>
        <table:table-row table:style-name="Table2.1">
          <table:table-cell table:style-name="Table2.A1" office:value-type="string">
            <text:p text:style-name="P4"><text:span text:style-name="T8">Create Sanctuary</text:span></text:p>
          </table:table-cell>
          <table:table-cell table:style-name="Table2.A1" office:value-type="string">
            <text:p text:style-name="P6">L</text:p>
          </table:table-cell>
          <table:table-cell table:style-name="Table2.C2" office:value-type="float" office:value="17">
            <text:p text:style-name="P6">17</text:p>
          </table:table-cell>
          <table:table-cell table:style-name="Table2.A1" office:value-type="string">
            <text:list xml:id="list122857136776026" text:continue-numbering="true" text:style-name="WWNum11">
              <text:list-item>
                <text:p text:style-name="P17">Consecrates a building to create a sanctuary</text:p>
              </text:list-item>
              <text:list-item>
                <text:p text:style-name="P17">Owners of the building get a +1 bonus to non-combat skill checks while within</text:p>
              </text:list-item>
              <text:list-item>
                <text:p text:style-name="P17">Lasts a day</text:p>
              </text:list-item>
              <text:list-item>
                <text:p text:style-name="P17">Can be empowered to last a week, month or year with 1, 2 or 3 inspiration</text:p>
              </text:list-item>
              <text:list-item>
                <text:p text:style-name="P17">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C2" office:value-type="float" office:value="8">
            <text:p text:style-name="P6">8</text:p>
          </table:table-cell>
          <table:table-cell table:style-name="Table2.A1" office:value-type="string">
            <text:list xml:id="list122857346141683" text:continue-numbering="true" text:style-name="WWNum11">
              <text:list-item>
                <text:p text:style-name="P17">Calms the river and lowers the water level to make crossing easier</text:p>
              </text:list-item>
              <text:list-item>
                <text:p text:style-name="P17">All checks pertaining to the crossing are made at +2</text:p>
              </text:list-item>
              <text:list-item>
                <text:p text:style-name="P17">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C2" office:value-type="float" office:value="13">
            <text:p text:style-name="P6">13</text:p>
          </table:table-cell>
          <table:table-cell table:style-name="Table2.A1" office:value-type="string">
            <text:list xml:id="list122858019949875" text:continue-numbering="true" text:style-name="WWNum11">
              <text:list-item>
                <text:p text:style-name="P17">You and your allies get +1 to attack and defense if defending someone’s home</text:p>
              </text:list-item>
              <text:list-item>
                <text:p text:style-name="P17">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C2" office:value-type="float" office:value="6">
            <text:p text:style-name="P6">6</text:p>
          </table:table-cell>
          <table:table-cell table:style-name="Table2.A1" office:value-type="string">
            <text:list xml:id="list122858163969678" text:continue-numbering="true" text:style-name="WWNum11">
              <text:list-item>
                <text:p text:style-name="P17">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122857504711205" text:continue-numbering="true" text:style-name="WWNum11">
              <text:list-item>
                <text:p text:style-name="P17">Turns fresh water into a healing salve</text:p>
              </text:list-item>
              <text:list-item>
                <text:p text:style-name="P17">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C2" office:value-type="float" office:value="8">
            <text:p text:style-name="P6">8</text:p>
          </table:table-cell>
          <table:table-cell table:style-name="Table2.A1" office:value-type="string">
            <text:list xml:id="list122858065584342" text:continue-numbering="true" text:style-name="WWNum11">
              <text:list-item>
                <text:p text:style-name="P17">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122858534224976" text:continue-numbering="true" text:style-name="WWNum11">
              <text:list-item>
                <text:p text:style-name="P17">Creates a cloud of locusts in a 3” Radius</text:p>
              </text:list-item>
              <text:list-item>
                <text:p text:style-name="P17">Anyone in the cloud takes 2d6 physical damage</text:p>
              </text:list-item>
              <text:list-item>
                <text:p text:style-name="P17">Pierce(3)</text:p>
              </text:list-item>
              <text:list-item>
                <text:p text:style-name="P17">Save (skill vs. DL 17 to evade)</text:p>
              </text:list-item>
              <text:list-item>
                <text:p text:style-name="P18"><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C2" office:value-type="float" office:value="10">
            <text:p text:style-name="P6">10</text:p>
          </table:table-cell>
          <table:table-cell table:style-name="Table2.A1" office:value-type="string">
            <text:list xml:id="list122858768069939" text:continue-numbering="true" text:style-name="WWNum11">
              <text:list-item>
                <text:p text:style-name="P17">A direct, physical attack that does 2d6 damage</text:p>
              </text:list-item>
              <text:list-item>
                <text:p text:style-name="P17">Pierce(3)</text:p>
              </text:list-item>
              <text:list-item>
                <text:p text:style-name="P17">skill 14 to evade</text:p>
              </text:list-item>
              <text:list-item>
                <text:p text:style-name="P18"><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C2" office:value-type="float" office:value="8">
            <text:p text:style-name="P6">8</text:p>
          </table:table-cell>
          <table:table-cell table:style-name="Table2.A1" office:value-type="string">
            <text:list xml:id="list122858134554590" text:continue-numbering="true" text:style-name="WWNum11">
              <text:list-item>
                <text:p text:style-name="P17">Blesses a small statue of Aquae so that it purifies a small spring, or section of a river</text:p>
              </text:list-item>
              <text:list-item>
                <text:p text:style-name="P17">Lasts a day</text:p>
              </text:list-item>
              <text:list-item>
                <text:p text:style-name="P17">Can be empowered by inspiration to last 1 week/inspiration</text:p>
              </text:list-item>
              <text:list-item>
                <text:p text:style-name="P17">Though it will purify the water, it does not destroy sources of continued contamination; those will have to be removed normally</text:p>
              </text:list-item>
              <text:list-item>
                <text:p text:style-name="P17">Expenditure(1)</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C2" office:value-type="float" office:value="13">
            <text:p text:style-name="P6">13</text:p>
          </table:table-cell>
          <table:table-cell table:style-name="Table2.A1" office:value-type="string">
            <text:list xml:id="list122857106329757" text:continue-numbering="true" text:style-name="WWNum11">
              <text:list-item>
                <text:p text:style-name="P17">Churns the river and raises the water level to make crossing harder</text:p>
              </text:list-item>
              <text:list-item>
                <text:p text:style-name="P17">All crossing attempts are made at -2 and anyone failing takes 1d6 drowning damage each round until an athletics test is made (DL 14)</text:p>
              </text:list-item>
              <text:list-item>
                <text:p text:style-name="P17">Lasts a day</text:p>
              </text:list-item>
              <text:list-item>
                <text:p text:style-name="P17">Can be empowered to last 1 day/2 inspiration spent</text:p>
              </text:list-item>
              <text:list-item>
                <text:p text:style-name="P17">Can be empowered to give an additional -1 to crossing attempts at <text:soft-page-break/>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C2" office:value-type="float" office:value="14">
            <text:p text:style-name="P6">14</text:p>
          </table:table-cell>
          <table:table-cell table:style-name="Table2.A1" office:value-type="string">
            <text:list xml:id="list122857450666878" text:continue-numbering="true" text:style-name="WWNum11">
              <text:list-item>
                <text:p text:style-name="P17">Gives information about the terrain through which the river runs</text:p>
              </text:list-item>
              <text:list-item>
                <text:p text:style-name="P17">Gives information about creatures who have crossed, traveled or camped near the river</text:p>
              </text:list-item>
              <text:list-item>
                <text:p text:style-name="P17">+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C2" office:value-type="float" office:value="17">
            <text:p text:style-name="P6">17</text:p>
          </table:table-cell>
          <table:table-cell table:style-name="Table2.A1" office:value-type="string">
            <text:list xml:id="list122857614847198" text:continue-numbering="true" text:style-name="WWNum11">
              <text:list-item>
                <text:p text:style-name="P17">A door or gate is sealed as long as the priest stands vigil over it</text:p>
              </text:list-item>
              <text:list-item>
                <text:p text:style-name="P17">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C2" office:value-type="float" office:value="18">
            <text:p text:style-name="P6">18</text:p>
          </table:table-cell>
          <table:table-cell table:style-name="Table2.A1" office:value-type="string">
            <text:list xml:id="list122857745033173" text:continue-numbering="true" text:style-name="WWNum11">
              <text:list-item>
                <text:p text:style-name="P17">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C2" office:value-type="float" office:value="14">
            <text:p text:style-name="P6">14</text:p>
          </table:table-cell>
          <table:table-cell table:style-name="Table2.A1" office:value-type="string">
            <text:list xml:id="list122857243061346" text:continue-numbering="true" text:style-name="WWNum11">
              <text:list-item>
                <text:p text:style-name="P17">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C2" office:value-type="float" office:value="17">
            <text:p text:style-name="P6">17</text:p>
          </table:table-cell>
          <table:table-cell table:style-name="Table2.A1" office:value-type="string">
            <text:list xml:id="list122857704193756" text:continue-numbering="true" text:style-name="WWNum11">
              <text:list-item>
                <text:p text:style-name="P17">A powerful swell of water tries to sweep an enemy away</text:p>
              </text:list-item>
              <text:list-item>
                <text:p text:style-name="P17">2d8 ranged, physical attack</text:p>
              </text:list-item>
              <text:list-item>
                <text:p text:style-name="P17">Save (muscle or skill DL 18) or be knocked down</text:p>
              </text:list-item>
              <text:list-item>
                <text:p text:style-name="P17">If knocked down, takes 1d6 drowning damage each round until save is made to stand</text:p>
              </text:list-item>
            </text:list>
          </table:table-cell>
        </table:table-row>
      </table:table>
      <text:p text:style-name="P2"/>
      <text:p text:style-name="P1"/>
      <text:p text:style-name="P3">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2030011722" text:style-name="WWNum6">
              <text:list-item>
                <text:p text:style-name="P22"><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22"><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22"><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22"><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ext:soft-page-break/>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3551449165" text:style-name="WWNum8">
              <text:list-item>
                <text:p text:style-name="P10">Partaking in single combat</text:p>
              </text:list-item>
              <text:list-item>
                <text:p text:style-name="P10">Leading a fight, or taking on multiple opponents by yourself</text:p>
              </text:list-item>
              <text:list-item>
                <text:p text:style-name="P10">Rallying troops</text:p>
              </text:list-item>
              <text:list-item>
                <text:p text:style-name="P10">Acts of courage and heroism, bordering on stupidity</text:p>
              </text:list-item>
              <text:list-item>
                <text:p text:style-name="P10">Intimidating your foes, or engaging in bravado</text:p>
              </text:list-item>
              <text:list-item>
                <text:p text:style-name="P10">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1672159631" text:style-name="WWNum9">
              <text:list-item>
                <text:p text:style-name="P11">The most devout of Brul’s followers are divided into two sects, Berserkers and Banners</text:p>
                <text:list>
                  <text:list-item>
                    <text:p text:style-name="P11">Berserkers are all-out warriors who may (or may not) perform rites and use divine favor, but often do not take invocations</text:p>
                  </text:list-item>
                  <text:list-item>
                    <text:p text:style-name="P11">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122858873280856" text:continue-numbering="true" text:style-name="WWNum9">
        <text:list-item>
          <text:p text:style-name="P15">Place a banner on the ground in a hex adjacent to the caster</text:p>
        </text:list-item>
        <text:list-item>
          <text:p text:style-name="P16"><text:span text:style-name="T9">Banners can be picked up as a </text:span><text:span text:style-name="T16">½</text:span><text:span text:style-name="T9"> action so they can be moved</text:span></text:p>
        </text:list-item>
        <text:list-item>
          <text:p text:style-name="P15">Carried banners still produce their effects, and can be attacked</text:p>
        </text:list-item>
        <text:list-item>
          <text:p text:style-name="P15">Banners have 15 hit points and can be destroyed by attacks</text:p>
        </text:list-item>
        <text:list-item>
          <text:p text:style-name="P15">Destroyed banners immediately lose their effects (but instant effects don’t revert)</text:p>
        </text:list-item>
        <text:list-item>
          <text:p text:style-name="P15">Banners last 6 rounds, but can be maintained (for 6 more rounds) by spending 1 inspiration</text:p>
        </text:list-item>
        <text:list-item>
          <text:p text:style-name="P15">effects have a 5 hex range</text:p>
        </text:list-item>
        <text:list-item>
          <text:p text:style-name="P16"><text:span text:style-name="T9">Beneficial effects affect only allies and harmful effects affect only enemies (unless the effects indicate </text:span><text:span text:style-name="T11">any combatant</text:span><text:span text:style-name="T9">)</text:span></text:p>
        </text:list-item>
        <text:list-item>
          <text:p text:style-name="P15">You cannot use the same banner more than one time/battle</text:p>
        </text:list-item>
        <text:list-item>
          <text:p text:style-name="P15">Banner effects stack, but the same effect never stacks, even from two different priests</text:p>
        </text:list-item>
        <text:list-item>
          <text:p text:style-name="P15">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pell</text:p>
          </table:table-cell>
          <table:table-cell table:style-name="Table4.A1" office:value-type="string">
            <text:p text:style-name="P7">Time</text:p>
          </table:table-cell>
          <table:table-cell table:style-name="Table4.A1" office:value-type="string">
            <text:p text:style-name="P7">DL</text:p>
          </table:table-cell>
          <table:table-cell table:style-name="Table4.A1" office:value-type="string">
            <text:p text:style-name="P7">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780006330" text:continue-list="list122857704193756" text:style-name="WWNum11">
              <text:list-item>
                <text:p text:style-name="P17">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902116114" text:continue-numbering="true" text:style-name="WWNum11">
              <text:list-item>
                <text:p text:style-name="P17">When held, grants +3 hex move/round</text:p>
              </text:list-item>
              <text:list-item>
                <text:p text:style-name="P18"><text:soft-page-break/><text:span text:style-name="T8">When planted, allies get +1 to-hit and +1 damage for one 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8068985703" text:continue-numbering="true" text:style-name="WWNum11">
              <text:list-item>
                <text:p text:style-name="P17">When placed, heal 1d6 hits</text:p>
              </text:list-item>
              <text:list-item>
                <text:p text:style-name="P17">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8173883029" text:continue-numbering="true" text:style-name="WWNum11">
              <text:list-item>
                <text:p text:style-name="P17">When placed, heal 1d6 hits</text:p>
              </text:list-item>
              <text:list-item>
                <text:p text:style-name="P17">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865447233" text:continue-numbering="true" text:style-name="WWNum11">
              <text:list-item>
                <text:p text:style-name="P17">When placed, enemies save (Power DL 18) or flee the area</text:p>
              </text:list-item>
              <text:list-item>
                <text:p text:style-name="P17">Enemies must save to enter the area</text:p>
              </text:list-item>
              <text:list-item>
                <text:p text:style-name="P17">Once an enemy saves, he may enter freely</text:p>
              </text:list-item>
              <text:list-item>
                <text:p text:style-name="P18"><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8490657028" text:continue-numbering="true" text:style-name="WWNum11">
              <text:list-item>
                <text:p text:style-name="P18"><text:span text:style-name="T8">When placed, 3d6 fire damage (Skill DL 14 to take </text:span><text:span text:style-name="T17">½</text:span><text:span text:style-name="T8"> damage)</text:span></text:p>
              </text:list-item>
              <text:list-item>
                <text:p text:style-name="P17">Ignite(4)</text:p>
              </text:list-item>
              <text:list-item>
                <text:p text:style-name="P18"><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8142632692" text:continue-numbering="true" text:style-name="WWNum11">
              <text:list-item>
                <text:p text:style-name="P18"><text:span text:style-name="T8">When placed, </text:span><text:span text:style-name="T10">any combatant</text:span><text:span text:style-name="T8"> with a power or bonus to flanking in combat takes 2d6 penetrating damage (Reflex DL 15 to negate)</text:span></text:p>
              </text:list-item>
              <text:list-item>
                <text:p text:style-name="P17">Cannot be flanked</text:p>
              </text:list-item>
              <text:list-item>
                <text:p text:style-name="P18"><text:span text:style-name="T10">Any combatant</text:span><text:span text:style-name="T8"> that attempts to flank takes 1d6 penetrating damage</text:span></text:p>
              </text:list-item>
            </text:list>
          </table:table-cell>
        </table:table-row>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052888725" text:continue-numbering="true" text:style-name="WWNum11">
              <text:list-item>
                <text:p text:style-name="P17">When placed, mages (those with any spell casting skill other than divine) take 2d6 penetrating damage (Power DL 18 to negate)</text:p>
              </text:list-item>
              <text:list-item>
                <text:p text:style-name="P17">Spell casting attempts take a -1 penalty</text:p>
              </text:list-item>
              <text:list-item>
                <text:p text:style-name="P17">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228602126" text:continue-numbering="true" text:style-name="WWNum11">
              <text:list-item>
                <text:p text:style-name="P17">No effects unless you touch the banner for 1 round</text:p>
              </text:list-item>
              <text:list-item>
                <text:p text:style-name="P17">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8344432033" text:continue-numbering="true" text:style-name="WWNum11">
              <text:list-item>
                <text:p text:style-name="P17">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8331751620" text:continue-numbering="true" text:style-name="WWNum11">
              <text:list-item>
                <text:p text:style-name="P17">When held, grants the holder +2 defense and +1 AV</text:p>
              </text:list-item>
              <text:list-item>
                <text:p text:style-name="P17">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170560160" text:continue-numbering="true" text:style-name="WWNum11">
              <text:list-item>
                <text:p text:style-name="P17">Gain +1 to wound rolls</text:p>
              </text:list-item>
              <text:list-item>
                <text:p text:style-name="P18"><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378169853" text:continue-numbering="true" text:style-name="WWNum11">
              <text:list-item>
                <text:p text:style-name="P17">No effects unless you touch the banner for 1 round</text:p>
              </text:list-item>
              <text:list-item>
                <text:p text:style-name="P17">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122857280534542" text:continue-numbering="true" text:style-name="WWNum11">
              <text:list-item>
                <text:p text:style-name="P17">When placed, make a new save against any existing harmful spell effects</text:p>
              </text:list-item>
              <text:list-item>
                <text:p text:style-name="P17">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605500636" text:style-name="WWNum10">
              <text:list-item>
                <text:p text:style-name="P23"><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text:span><text:soft-page-break/><text:span text:style-name="T3">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23"><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23"><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5.1">
          <table:table-cell table:style-name="Table5.A1" office:value-type="string">
            <text:p text:style-name="Standard"><text:span text:style-name="T5">Sacrifices:</text:span><text:span text:style-name="T3"> Cancri enjoys fine fabrics, spices and valuable artifacts from the newly dead.</text:span></text:p>
          </table:table-cell>
        </table:table-row>
        <table:table-row table:style-name="Table5.1">
          <table:table-cell table:style-name="Table5.A1" office:value-type="string">
            <text:p text:style-name="P2">Using Favor:</text:p>
            <text:list xml:id="list122858122575542" text:continue-list="list122858873280856" text:style-name="WWNum9">
              <text:list-item>
                <text:p text:style-name="P11">Dealing with the dead/undead</text:p>
              </text:list-item>
              <text:list-item>
                <text:p text:style-name="P11">Divining someone’s fate</text:p>
              </text:list-item>
              <text:list-item>
                <text:p text:style-name="P11">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pell</text:p>
          </table:table-cell>
          <table:table-cell table:style-name="Table6.A1" office:value-type="string">
            <text:p text:style-name="P7">Time</text:p>
          </table:table-cell>
          <table:table-cell table:style-name="Table6.A1" office:value-type="string">
            <text:p text:style-name="P7">DL</text:p>
          </table:table-cell>
          <table:table-cell table:style-name="Table6.A1" office:value-type="string">
            <text:p text:style-name="P7">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122858389262994" text:continue-list="list122857280534542" text:style-name="WWNum11">
              <text:list-item>
                <text:p text:style-name="P17">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122857367573183" text:continue-numbering="true" text:style-name="WWNum11">
              <text:list-item>
                <text:p text:style-name="P18"><text:span text:style-name="T8">Touched enemy is </text:span><text:span text:style-name="T10">Cursed</text:span><text:span text:style-name="T8"> for 6 rounds</text:span></text:p>
              </text:list-item>
              <text:list-item>
                <text:p text:style-name="P17">You take a random boon</text:p>
                <text:list>
                  <text:list-item>
                    <text:p text:style-name="P17">+1 attack</text:p>
                  </text:list-item>
                  <text:list-item>
                    <text:p text:style-name="P17">+1 defense</text:p>
                  </text:list-item>
                  <text:list-item>
                    <text:p text:style-name="P17">+1 armor value</text:p>
                  </text:list-item>
                  <text:list-item>
                    <text:p text:style-name="P17">+1 damage</text:p>
                  </text:list-item>
                  <text:list-item>
                    <text:p text:style-name="P17">+1 wound rolls</text:p>
                  </text:list-item>
                  <text:list-item>
                    <text:p text:style-name="P17">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122857294817213" text:continue-numbering="true" text:style-name="WWNum11">
              <text:list-item>
                <text:p text:style-name="P17">You cut a section from the ribbon of an opponent, doing 3d8 penetrating damage to them (Power DL 18 to negate)</text:p>
              </text:list-item>
              <text:list-item>
                <text:p text:style-name="P17">Caster takes 2d8 penetrating damage</text:p>
              </text:list-item>
              <text:list-item>
                <text:p text:style-name="P18"><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122858396567852" text:continue-numbering="true" text:style-name="WWNum11">
              <text:list-item>
                <text:p text:style-name="P17">As the blood magic spell except</text:p>
              </text:list-item>
              <text:list-item>
                <text:p text:style-name="P17">The blood cost of the spell can come from a sacrifice to Cancri of human or animal blood, or fine goods (100g/point)</text:p>
              </text:list-item>
              <text:list-item>
                <text:p text:style-name="P17">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122858630254866" text:continue-numbering="true" text:style-name="WWNum11">
              <text:list-item>
                <text:p text:style-name="P18"><text:span text:style-name="T8">All enemies within 6 hexes are </text:span><text:span text:style-name="T10">Cursed</text:span></text:p>
              </text:list-item>
              <text:list-item>
                <text:p text:style-name="P17">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122857392548022" text:continue-numbering="true" text:style-name="WWNum11">
              <text:list-item>
                <text:p text:style-name="P17">Gives an ally within 10 hexes pierce(3) to all their attacks for 3 rounds</text:p>
              </text:list-item>
            </text:list>
          </table:table-cell>
        </table:table-row>
        <table:table-row table:style-name="Table6.1">
          <table:table-cell table:style-name="Table6.A1" office:value-type="string">
            <text:p text:style-name="P5">Linked <text:soft-page-break/>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122857197832421" text:continue-numbering="true" text:style-name="WWNum11">
              <text:list-item>
                <text:p text:style-name="P17">You may instantly transfer any boons on your to allies within 10 <text:soft-page-break/>hexes</text:p>
              </text:list-item>
              <text:list-item>
                <text:p text:style-name="P18"><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122858024849365" text:continue-numbering="true" text:style-name="WWNum11">
              <text:list-item>
                <text:p text:style-name="P17">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122857231545508" text:continue-numbering="true" text:style-name="WWNum11">
              <text:list-item>
                <text:p text:style-name="P17">By reading the ribbon of a target’s life, you can understand his past and make inferences into his future (Power DL 24 negates)</text:p>
              </text:list-item>
              <text:list-item>
                <text:p text:style-name="P17">Know the target’s history</text:p>
              </text:list-item>
              <text:list-item>
                <text:p text:style-name="P17">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122858262334306" text:continue-numbering="true" text:style-name="WWNum11">
              <text:list-item>
                <text:p text:style-name="P17">Set aside an inspiration, roll a d12 and can save the result for later</text:p>
              </text:list-item>
              <text:list-item>
                <text:p text:style-name="P18"><text:span text:style-name="T8">The result can be used for any to-hit or skill roll made by either ally or enemy </text:span><text:span text:style-name="T10">before</text:span><text:span text:style-name="T8"> the roll is made</text:span></text:p>
              </text:list-item>
              <text:list-item>
                <text:p text:style-name="P17">The inspiration is spent when the die is used</text:p>
              </text:list-item>
              <text:list-item>
                <text:p text:style-name="P17">Inspiration cannot be gained until all dice are used</text:p>
              </text:list-item>
              <text:list-item>
                <text:p text:style-name="P17">This spell can be empowered, gaining an extra d12 saved/inspiration</text:p>
              </text:list-item>
              <text:list-item>
                <text:p text:style-name="P17">Expenditure(1)</text:p>
              </text:list-item>
            </text:list>
          </table:table-cell>
        </table:table-row>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122857753864746" text:continue-numbering="true" text:style-name="WWNum11">
              <text:list-item>
                <text:p text:style-name="P17">You can travel unmolested among spirits and the undead</text:p>
              </text:list-item>
            </text:list>
          </table:table-cell>
        </table:table-row>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122857656907524" text:continue-numbering="true" text:style-name="WWNum11">
              <text:list-item>
                <text:p text:style-name="P17">You sense corpses and the undead and understand their condition and disposition</text:p>
              </text:list-item>
            </text:list>
          </table:table-cell>
        </table:table-row>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122858983354737" text:continue-numbering="true" text:style-name="WWNum11">
              <text:list-item>
                <text:p text:style-name="P17">You can rouse the spirits of the dead and speak with them</text:p>
              </text:list-item>
              <text:list-item>
                <text:p text:style-name="P17">Requires their body, or something of grave importance to them</text:p>
              </text:list-item>
              <text:list-item>
                <text:p text:style-name="P18"><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122858387914240" text:continue-numbering="true" text:style-name="WWNum11">
              <text:list-item>
                <text:p text:style-name="P17">You learn the true name of the target (save Power DL 24 to negate) and gain permanent benefits against the target</text:p>
              </text:list-item>
              <text:list-item>
                <text:p text:style-name="P17">This makes all your spell save DLs against them +4</text:p>
              </text:list-item>
              <text:list-item>
                <text:p text:style-name="P17">All combat rolls against the target by the priest or his allies are +1</text:p>
              </text:list-item>
              <text:list-item>
                <text:p text:style-name="P17">All combat rolls by the target against the priest or his allies is -1</text:p>
              </text:list-item>
              <text:list-item>
                <text:p text:style-name="P17">All social skill checks against the target are +3</text:p>
              </text:list-item>
              <text:list-item>
                <text:p text:style-name="P17">The priest gains insight into the nature and motives of the target, and may ask a question (similar to divination) each session about the target</text:p>
              </text:list-item>
              <text:list-item>
                <text:p text:style-name="P17">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1855282943" text:style-name="WWNum12">
              <text:list-item>
                <text:p text:style-name="P24"><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24"><text:span text:style-name="T7">Nightmare Watch</text:span><text:span text:style-name="T3"> </text:span><text:span text:style-name="T12">–</text:span><text:span text:style-name="T3"> Those haunted by nightmares will seek out priests of The Twins who will watch over them during the night and take on their </text:span><text:soft-page-break/><text:span text:style-name="T3">nightmares for them.</text:span></text:p>
              </text:list-item>
              <text:list-item>
                <text:p text:style-name="P24"><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185192819" text:style-name="WWNum13">
              <text:list-item>
                <text:p text:style-name="P12">Battling shadow</text:p>
              </text:list-item>
              <text:list-item>
                <text:p text:style-name="P12">Dealing with dreams or nightmares</text:p>
              </text:list-item>
              <text:list-item>
                <text:p text:style-name="P12">Divining someone’s fate</text:p>
              </text:list-item>
              <text:list-item>
                <text:p text:style-name="P12">Facing one’s destiny head on</text:p>
              </text:list-item>
            </text:list>
          </table:table-cell>
        </table:table-row>
        <table:table-row table:style-name="Table7.1">
          <table:table-cell table:style-name="Table7.A1" office:value-type="string">
            <text:p text:style-name="P2">Notes:</text:p>
            <text:list xml:id="list122857859042227" text:continue-numbering="true" text:style-name="WWNum13">
              <text:list-item>
                <text:p text:style-name="P12">The Twins are unique in that they have no dark aspect. Because of their consumption of Shadow, they are both dark and light at the same time</text:p>
              </text:list-item>
              <text:list-item>
                <text:p text:style-name="P12">Because of this, The Twins have no spells that grant divine malus</text:p>
              </text:list-item>
              <text:list-item>
                <text:p text:style-name="P12">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pell</text:p>
          </table:table-cell>
          <table:table-cell table:style-name="Table8.A1" office:value-type="string">
            <text:p text:style-name="P7">Time</text:p>
          </table:table-cell>
          <table:table-cell table:style-name="Table8.A1" office:value-type="string">
            <text:p text:style-name="P7">DL</text:p>
          </table:table-cell>
          <table:table-cell table:style-name="Table8.A1" office:value-type="string">
            <text:p text:style-name="P7">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122857759119977" text:continue-list="list122858387914240" text:style-name="WWNum11">
              <text:list-item>
                <text:p text:style-name="P17">Shoots a light into the sky, illuminating the surrounding area for 10 rounds</text:p>
              </text:list-item>
              <text:list-item>
                <text:p text:style-name="P17">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122858338458025" text:continue-numbering="true" text:style-name="WWNum11">
              <text:list-item>
                <text:p text:style-name="P17">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122857525833945" text:continue-numbering="true" text:style-name="WWNum11">
              <text:list-item>
                <text:p text:style-name="P17">Detect shadows and their magic within a 10 hex radius</text:p>
              </text:list-item>
              <text:list-item>
                <text:p text:style-name="P17">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122858524935157" text:continue-numbering="true" text:style-name="WWNum11">
              <text:list-item>
                <text:p text:style-name="P17">Caster sleeps and travels as a spirit in his dreams</text:p>
              </text:list-item>
              <text:list-item>
                <text:p text:style-name="P17">Can scout the surrounding lands, fly just above the treetops and travel at a speed of 50 kph</text:p>
              </text:list-item>
              <text:list-item>
                <text:p text:style-name="P17">Can see spirits and detect high concentrations of magic</text:p>
              </text:list-item>
              <text:list-item>
                <text:p text:style-name="P17">Cannot be detected, or interacted with unless the observer can detect and affect spirits</text:p>
              </text:list-item>
              <text:list-item>
                <text:p text:style-name="P17">Still “tangible” and cannot get through walls or closed portals</text:p>
              </text:list-item>
              <text:list-item>
                <text:p text:style-name="P17">Can spend 1 inspiration to have a door or window opened by divine providence</text:p>
              </text:list-item>
              <text:list-item>
                <text:p text:style-name="P17">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122858381182142" text:continue-numbering="true" text:style-name="WWNum11">
              <text:list-item>
                <text:p text:style-name="P17">2d10 fire bolt</text:p>
              </text:list-item>
              <text:list-item>
                <text:p text:style-name="P17">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122857582244011" text:continue-numbering="true" text:style-name="WWNum11">
              <text:list-item>
                <text:p text:style-name="P17">2d10 fire burst in a 2 hex radius</text:p>
              </text:list-item>
              <text:list-item>
                <text:p text:style-name="P17">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122858077913953" text:continue-numbering="true" text:style-name="WWNum11">
              <text:list-item>
                <text:p text:style-name="P17">+2 defense</text:p>
              </text:list-item>
              <text:list-item>
                <text:p text:style-name="P17">Anyone hitting the caster with a melee attack takes ignite(4)</text:p>
              </text:list-item>
            </text:list>
          </table:table-cell>
        </table:table-row>
        <text:soft-page-break/>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122859057934956" text:continue-numbering="true" text:style-name="WWNum11">
              <text:list-item>
                <text:p text:style-name="P17">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122857989960470" text:continue-numbering="true" text:style-name="WWNum11">
              <text:list-item>
                <text:p text:style-name="P17">Caster touches a sleeping target and enters his dreams</text:p>
              </text:list-item>
              <text:list-item>
                <text:p text:style-name="P17">Can take up to 8 additional people with him if each spends 1 inspiration</text:p>
              </text:list-item>
              <text:list-item>
                <text:p text:style-name="P17">The trip into the dreamscape should have a specific purpose</text:p>
                <text:list>
                  <text:list-item>
                    <text:p text:style-name="P17">To learn something specific about the target</text:p>
                  </text:list-item>
                  <text:list-item>
                    <text:p text:style-name="P17">To rid the target of a recurring nightmare, or curse</text:p>
                  </text:list-item>
                  <text:list-item>
                    <text:p text:style-name="P17">To rid the target of a specific mental ailment</text:p>
                  </text:list-item>
                  <text:list-item>
                    <text:p text:style-name="P17">Understand the target’s destiny</text:p>
                  </text:list-item>
                  <text:list-item>
                    <text:p text:style-name="P17">To gain some insight into the nature of the target to impact social tests against them (+4 bonus to a specific request)</text:p>
                  </text:list-item>
                </text:list>
              </text:list-item>
              <text:list-item>
                <text:p text:style-name="P17">The GM will create an appropriate scenario in the dreamscape and successful resolution of the scenario gives the desired real-world result</text:p>
              </text:list-item>
              <text:list-item>
                <text:p text:style-name="P17">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122857462045770" text:continue-numbering="true" text:style-name="WWNum11">
              <text:list-item>
                <text:p text:style-name="P17">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122857189907568" text:continue-numbering="true" text:style-name="WWNum11">
              <text:list-item>
                <text:p text:style-name="P17">Caster sits vigil over a sleeping target</text:p>
              </text:list-item>
              <text:list-item>
                <text:p text:style-name="P17">Target has a restful sleep without nightmares, visions, curses, etc. affecting them</text:p>
              </text:list-item>
              <text:list-item>
                <text:p text:style-name="P17">If the caster prevents such an event with his vigil, he takes a boon the next day</text:p>
              </text:list-item>
              <text:list-item>
                <text:p text:style-name="P17">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122857602643099" text:continue-numbering="true" text:style-name="WWNum11">
              <text:list-item>
                <text:p text:style-name="P17">Cause an unsuspecting target to sleep (Power/Toughness DL 14 to resist)</text:p>
              </text:list-item>
            </text:list>
          </table:table-cell>
        </table:table-row>
      </table:table>
      <text:p text:style-name="Standard"><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3"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ericles2"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oun, Christopher</meta:initial-creator>
    <meta:editing-cycles>82</meta:editing-cycles>
    <meta:creation-date>2017-06-11T18:37:00</meta:creation-date>
    <dc:date>2017-12-23T12:28:56.553000000</dc:date>
    <meta:editing-duration>PT2H21M29S</meta:editing-duration>
    <meta:generator>LibreOffice/5.4.2.2$Windows_X86_64 LibreOffice_project/22b09f6418e8c2d508a9eaf86b2399209b0990f4</meta:generator>
    <meta:document-statistic meta:table-count="8" meta:image-count="0" meta:object-count="0" meta:page-count="9" meta:paragraph-count="430" meta:word-count="3448" meta:character-count="18174" meta:non-whitespace-character-count="153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